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02DDED2D8D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cm" svg:height="1.068cm" svg:x="1.457cm" svg:y="2.815cm">
          <draw:image xlink:href="Pictures/10000000000003200000002DDED2D8D8.png" xlink:type="simple" xlink:show="embed" xlink:actuate="onLoad">
            <text:p text:style-name="P2"/>
          </draw:image>
        </draw:frame>
        <draw:frame draw:style-name="gr2" draw:layer="layout" svg:width="3.448cm" svg:height="0.725cm" svg:x="1cm" svg:y="1.303cm">
          <draw:text-box>
            <text:p text:style-name="P2"><text:span text:style-name="T1">Cacher/Montrer</text:span></text:p>
          </draw:text-box>
        </draw:frame>
        <draw:frame draw:style-name="gr2" draw:text-style-name="P4" draw:layer="layout" svg:width="2.204cm" svg:height="1.199cm" svg:x="4.84cm" svg:y="1cm">
          <draw:text-box>
            <text:p text:style-name="P3">Liste des</text:p>
            <text:p text:style-name="P3">fenêtres</text:p>
          </draw:text-box>
        </draw:frame>
        <draw:frame draw:style-name="gr2" draw:text-style-name="P4" draw:layer="layout" svg:width="2.204cm" svg:height="1.199cm" svg:x="7.836cm" svg:y="1.004cm">
          <draw:text-box>
            <text:p text:style-name="P3">Liste des</text:p>
            <text:p text:style-name="P3">bureaux</text:p>
          </draw:text-box>
        </draw:frame>
        <draw:frame draw:style-name="gr2" draw:text-style-name="P4" draw:layer="layout" svg:width="1.967cm" svg:height="0.725cm" svg:x="1.49cm" svg:y="4.775cm">
          <draw:text-box>
            <text:p text:style-name="P3">Menu K</text:p>
          </draw:text-box>
        </draw:frame>
        <draw:frame draw:style-name="gr2" draw:text-style-name="P4" draw:layer="layout" svg:width="4.113cm" svg:height="0.725cm" svg:x="4.957cm" svg:y="4.775cm">
          <draw:text-box>
            <text:p text:style-name="P3">Accès à Konqueror</text:p>
          </draw:text-box>
        </draw:frame>
        <draw:frame draw:style-name="gr2" draw:text-style-name="P4" draw:layer="layout" svg:width="4.227cm" svg:height="0.725cm" svg:x="10.957cm" svg:y="1.275cm">
          <draw:text-box>
            <text:p text:style-name="P3">Applications actives</text:p>
          </draw:text-box>
        </draw:frame>
        <draw:line draw:style-name="gr3" draw:text-style-name="P1" draw:layer="layout" svg:x1="2.457cm" svg:y1="2cm" svg:x2="1.457cm" svg:y2="3cm">
          <text:p text:style-name="P2"/>
        </draw:line>
        <draw:line draw:style-name="gr3" draw:text-style-name="P1" draw:layer="layout" svg:x1="4.957cm" svg:y1="2cm" svg:x2="2.957cm" svg:y2="3cm">
          <text:p text:style-name="P2"/>
        </draw:line>
        <draw:line draw:style-name="gr3" draw:text-style-name="P1" draw:layer="layout" svg:x1="8.457cm" svg:y1="2cm" svg:x2="8.457cm" svg:y2="3cm">
          <text:p text:style-name="P2"/>
        </draw:line>
        <draw:line draw:style-name="gr3" draw:text-style-name="P1" draw:layer="layout" svg:x1="12.457cm" svg:y1="2cm" svg:x2="12.457cm" svg:y2="3cm">
          <text:p text:style-name="P2"/>
        </draw:line>
        <draw:line draw:style-name="gr3" draw:text-style-name="P1" draw:layer="layout" svg:x1="2.457cm" svg:y1="5cm" svg:x2="2.457cm" svg:y2="4cm">
          <text:p text:style-name="P2"/>
        </draw:line>
        <draw:line draw:style-name="gr3" draw:text-style-name="P1" draw:layer="layout" svg:x1="5.457cm" svg:y1="5cm" svg:x2="4.957cm" svg:y2="4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date>2008-09-12T15:46:01</dc:date>
    <meta:editing-cycles>2</meta:editing-cycles>
    <meta:editing-duration>P1DT0H54M46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